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15"/>
    <style:style style:name="ce12" style:family="table-cell" style:parent-style-name="Default" style:data-style-name="N15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15">
      <style:table-cell-properties fo:background-color="transparent"/>
    </style:style>
    <style:style style:name="ce14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 style:use-optimal-column-width="true"/>
    </style:style>
    <style:style style:name="co3" style:family="table-column">
      <style:table-column-properties fo:break-before="auto" style:column-width="4.524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2"/>
          <table:table-cell office:value-type="string" table:style-name="ce3">
            <text:p>getempert<text:s/></text:p>
          </table:table-cell>
          <table:table-cell table:number-columns-repeated="3" table:style-name="ce3"/>
          <table:table-cell office:value-type="string" table:style-name="ce3">
            <text:p>Ungetempert</text:p>
          </table:table-cell>
          <table:table-cell table:style-name="ce3"/>
          <table:table-cell table:style-name="ce4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string" table:style-name="ce1">
            <text:p>Zahl<text:s/></text:p>
          </table:table-cell>
          <table:table-cell office:value-type="string" table:style-name="ce1">
            <text:p>Fläche m^2</text:p>
          </table:table-cell>
          <table:table-cell office:value-type="string" table:style-name="ce1">
            <text:p>Dichte</text:p>
          </table:table-cell>
          <table:table-cell table:style-name="ce1"/>
          <table:table-cell office:value-type="string" table:style-name="ce1">
            <text:p>Zahl</text:p>
          </table:table-cell>
          <table:table-cell office:value-type="string" table:style-name="ce1">
            <text:p>Fläche</text:p>
          </table:table-cell>
          <table:table-cell office:value-type="string" table:style-name="ce6">
            <text:p>Dicht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-6.3068031660977469E-7" table:formula="of:=[.G15]-[.G8]" table:style-name="ce1">
            <text:p>-6,3068E-07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39908.67" table:formula="of:=839908.67" table:style-name="ce1">
            <text:p>839908,67</text:p>
          </table:table-cell>
          <table:table-cell office:value-type="float" office:value="4.6433619979181784E-5" table:formula="of:=[.E8]/[.F8]" table:style-name="ce1">
            <text:p>4,64336E-05</text:p>
          </table:table-cell>
          <table:table-cell office:value-type="float" office:value="1" table:style-name="ce1">
            <text:p>1</text:p>
          </table:table-cell>
          <table:table-cell office:value-type="float" office:value="344" table:style-name="ce1">
            <text:p>344</text:p>
          </table:table-cell>
          <table:table-cell office:value-type="float" office:value="18894.73" table:style-name="ce1">
            <text:p>18894,73</text:p>
          </table:table-cell>
          <table:table-cell office:value-type="float" office:value="1.8206134726455471E-2" table:formula="of:=[.I8]/[.J8]" table:style-name="ce6">
            <text:p>0,018206135</text:p>
          </table:table-cell>
          <table:table-cell table:style-name="ce1"/>
          <table:table-cell office:value-type="float" office:value="-5.5120743645568227E-3" table:formula="of:=[.K15]-[.K8]" table:style-name="ce1">
            <text:p>-0,005512074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2.3062386659077542E-5" table:formula="of:=[.G15]-[.G11]" table:style-name="ce1">
            <text:p>2,30624E-05</text:p>
          </table:table-cell>
          <table:table-cell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table:style-name="ce6"/>
          <table:table-cell table:style-name="ce1"/>
          <table:table-cell office:value-type="float" office:value="9.2947253725436021E-3" table:formula="of:=[.K15]-[.K10]" table:style-name="ce1">
            <text:p>0,00929472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float" office:value="-2.2431706342467761E-5" table:formula="of:=[.G15]-[.G13]" table:style-name="ce1">
            <text:p>-2,24317E-05</text:p>
          </table:table-cell>
          <table:table-cell table:style-name="ce1"/>
          <table:table-cell office:value-type="float" office:value="2" table:style-name="ce5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7942.73" table:style-name="ce1">
            <text:p>7942,73</text:p>
          </table:table-cell>
          <table:table-cell office:value-type="float" office:value="3.3993349893550458E-3" table:formula="of:=[.I10]/[.J10]" table:style-name="ce6">
            <text:p>0,003399335</text:p>
          </table:table-cell>
          <table:table-cell table:style-name="ce1"/>
          <table:table-cell office:value-type="float" office:value="-3.7826510079867811E-3" table:formula="of:=[.K15]-[.K12]" table:style-name="ce1">
            <text:p>-0,003782651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25" table:style-name="ce1">
            <text:p>25</text:p>
          </table:table-cell>
          <table:table-cell office:value-type="float" office:value="1099357.6100000001" table:style-name="ce1">
            <text:p>1099357,61</text:p>
          </table:table-cell>
          <table:table-cell office:value-type="float" office:value="2.2740553003494467E-5" table:formula="of:=[.E11]/[.F11]" table:style-name="ce1">
            <text:p>2,27406E-05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style-name="ce1"/>
          <table:table-cell table:style-name="ce6"/>
          <table:table-cell table:number-columns-repeated="16373" table:style-name="ce1"/>
        </table:table-row>
        <table:table-row table:style-name="ro1">
          <table:table-cell/>
          <table:table-cell table:number-columns-repeated="2" table:style-name="ce1"/>
          <table:table-cell table:style-name="ce5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3" table:style-name="ce7">
            <text:p>103</text:p>
          </table:table-cell>
          <table:table-cell office:value-type="float" office:value="6251.2474539217601" table:formula="of:=[.U16]*[.U20]" table:style-name="ce1">
            <text:p>6251,247454</text:p>
          </table:table-cell>
          <table:table-cell office:value-type="float" office:value="1.6476711369885429E-2" table:formula="of:=[.I12]/[.J12]" table:style-name="ce6">
            <text:p>0,016476711</text:p>
          </table:table-cell>
          <table:table-cell table:number-columns-repeated="9" table:style-name="ce1"/>
          <table:table-cell office:value-type="string" table:style-name="ce1">
            <text:p>50 mu meter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.035452885509265E-9" table:formula="of:=SUMSQ([.B10];[.B9];[.B8])" table:style-name="ce1">
            <text:p>1,03545E-09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454314.66" table:style-name="ce1">
            <text:p>454314,66</text:p>
          </table:table-cell>
          <table:table-cell office:value-type="float" office:value="6.823464600503977E-5" table:formula="of:=[.E13]/[.F13]" table:style-name="ce1">
            <text:p>6,82346E-05</text:p>
          </table:table-cell>
          <table:table-cell table:style-name="ce1"/>
          <table:table-cell office:value-type="float" office:value="15" table:style-name="ce7">
            <text:p>15</text:p>
          </table:table-cell>
          <table:table-cell table:style-name="ce1"/>
          <table:table-cell table:style-name="ce6"/>
          <table:table-cell table:style-name="ce1"/>
          <table:table-cell office:value-type="float" office:value="1.3108333219963371E-4" table:formula="of:=SUMSQ([.M8:.M10])" table:style-name="ce1">
            <text:p>0,000131083</text:p>
          </table:table-cell>
          <table:table-cell table:number-columns-repeated="7" table:style-name="ce1"/>
          <table:table-cell office:value-type="float" office:value="346.38" table:style-name="ce1">
            <text:p>346,38</text:p>
          </table:table-cell>
          <table:table-cell office:value-type="float" office:value="61.870000000000005" table:formula="of:=[.U13]-[.U14]" table:style-name="ce1">
            <text:p>61,87</text:p>
          </table:table-cell>
          <table:table-cell table:number-columns-repeated="1636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Fehler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table:style-name="ce6"/>
          <table:table-cell table:number-columns-repeated="9" table:style-name="ce1"/>
          <table:table-cell office:value-type="float" office:value="284.51" table:style-name="ce1">
            <text:p>284,51</text:p>
          </table:table-cell>
          <table:table-cell table:style-name="ce1"/>
          <table:table-cell office:value-type="float" office:value="0.80814611281719739" table:formula="of:=50/61.87" table:style-name="ce1">
            <text:p>0,808146113</text:p>
          </table:table-cell>
          <table:table-cell table:number-columns-repeated="1636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Mittelwert</text:p>
          </table:table-cell>
          <table:table-cell table:number-columns-repeated="2" table:style-name="ce1"/>
          <table:table-cell office:value-type="float" office:value="4.5802939662572009E-5" table:formula="of:=AVERAGE([.G8];[.G11];[.G13])" table:style-name="ce1">
            <text:p>4,58029E-05</text:p>
          </table:table-cell>
          <table:table-cell table:number-columns-repeated="3" table:style-name="ce1"/>
          <table:table-cell office:value-type="float" office:value="1.2694060361898648E-2" table:formula="of:=AVERAGE([.K12];[.K10];[.K8])" table:style-name="ce6">
            <text:p>0,01269406</text:p>
          </table:table-cell>
          <table:table-cell table:number-columns-repeated="7" table:style-name="ce1"/>
          <table:table-cell office:value-type="string" table:style-name="ce1">
            <text:p>a</text:p>
          </table:table-cell>
          <table:table-cell table:number-columns-repeated="1636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8">
            <text:p>Fehler</text:p>
          </table:table-cell>
          <table:table-cell table:number-columns-repeated="2" table:style-name="ce9"/>
          <table:table-cell office:value-type="float" office:value="2.2753602852177775E-5" table:formula="of:=SQRT(1/2*[.B13])" table:style-name="ce9">
            <text:p>2,27536E-05</text:p>
          </table:table-cell>
          <table:table-cell table:number-columns-repeated="3" table:style-name="ce9"/>
          <table:table-cell office:value-type="float" office:value="8.0957807591248952E-3" table:formula="of:=SQRT(1/2 * [.M13])" table:style-name="ce10">
            <text:p>0,008095781</text:p>
          </table:table-cell>
          <table:table-cell table:number-columns-repeated="7" table:style-name="ce1"/>
          <table:table-cell office:value-type="float" office:value="103.17" table:style-name="ce1">
            <text:p>103,17</text:p>
          </table:table-cell>
          <table:table-cell office:value-type="float" office:value="89.529999999999987" table:formula="of:=[.S17]-[.S16]" table:style-name="ce1">
            <text:p>89,53</text:p>
          </table:table-cell>
          <table:table-cell office:value-type="float" office:value="72.353321480523675" table:formula="of:=[.T16]*[.W14]" table:style-name="ce1">
            <text:p>72,35332148</text:p>
          </table:table-cell>
          <table:table-cell table:number-columns-repeated="16363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2.7" table:style-name="ce1">
            <text:p>192,7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5" table:style-name="ce1"/>
          <table:table-cell office:value-type="string" table:style-name="ce1">
            <text:p>b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87.13" table:style-name="ce1">
            <text:p>87,13</text:p>
          </table:table-cell>
          <table:table-cell office:value-type="float" office:value="106.91" table:formula="of:=[.S21]-[.S20]" table:style-name="ce1">
            <text:p>106,91</text:p>
          </table:table-cell>
          <table:table-cell office:value-type="float" office:value="86.398900921286568" table:formula="of:=[.T20]*[.W14]" table:style-name="ce1">
            <text:p>86,39890092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number-columns-repeated="15" table:style-name="ce1"/>
          <table:table-cell office:value-type="float" office:value="194.04" table:style-name="ce1">
            <text:p>194,04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5" table:style-name="ce1"/>
          <table:table-cell office:value-type="float" office:value="1.4142135623730951" table:formula="of:=SQRT(2)" table:style-name="ce1">
            <text:p>1,41421356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2">
            <text:p>Korngrenzen</text:p>
          </table:table-cell>
          <table:table-cell table:number-columns-repeated="4" table:style-name="ce3"/>
          <table:table-cell table:style-name="ce4"/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5"/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teta [rad]</text:p>
          </table:table-cell>
          <table:table-cell office:value-type="string" table:style-name="ce6">
            <text:p>teta [grad]</text:p>
          </table:table-cell>
          <table:table-cell office:value-type="string" table:style-name="ce7">
            <text:p>Fehler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4.0200000000000001E-10" table:formula="of:=0.000000000402" table:style-name="ce1">
            <text:p>4,02E-10</text:p>
          </table:table-cell>
          <table:table-cell office:value-type="float" office:value="1.2850000000000001E-4" table:formula="of:=0.0001285" table:style-name="ce1">
            <text:p>0,0001285</text:p>
          </table:table-cell>
          <table:table-cell office:value-type="float" office:value="9" table:style-name="ce1">
            <text:p>9</text:p>
          </table:table-cell>
          <table:table-cell office:value-type="float" office:value="1.9909045400738645E-5" table:formula="of:=ATAN([.$E$27]*[.G27]/([.F27]*[.$I$24]))" table:style-name="ce1">
            <text:p>1,9909E-05</text:p>
          </table:table-cell>
          <table:table-cell office:value-type="float" office:value="1.140704275596667E-3" table:formula="of:=[.H27]*180/PI()" table:style-name="ce6">
            <text:p>0,001140704</text:p>
          </table:table-cell>
          <table:table-cell office:value-type="float" office:value="1.5493420547368944E-7" table:formula="of:=[.G27]*[.$E$27]/([.$I$24]*[.F27]^2)*[.$F$31]" table:style-name="ce11">
            <text:p>1,55E-07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43E-5" table:style-name="ce11">
            <text:p>1,64E-05</text:p>
          </table:table-cell>
          <table:table-cell office:value-type="float" office:value="1" table:style-name="ce1">
            <text:p>1</text:p>
          </table:table-cell>
          <table:table-cell office:value-type="float" office:value="1.7301091053477183E-5" table:formula="of:=ATAN([.$E$27]*[.G28]/([.F28]*[.$I$24]))" table:style-name="ce1">
            <text:p>1,73011E-05</text:p>
          </table:table-cell>
          <table:table-cell office:value-type="float" office:value="9.9127949833578981E-4" table:formula="of:=[.H28]*180/PI()" table:style-name="ce6">
            <text:p>0,000991279</text:p>
          </table:table-cell>
          <table:table-cell office:value-type="float" office:value="1.0530183235059897E-6" table:formula="of:=[.G28]*[.$E$27]/([.$I$24]*[.F28]^2)*[.$F$31]" table:style-name="ce11">
            <text:p>1,0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5"/>
          <table:table-cell table:style-name="ce1"/>
          <table:table-cell office:value-type="float" office:value="1.6589999999999999E-5" table:style-name="ce11">
            <text:p>1,66E-05</text:p>
          </table:table-cell>
          <table:table-cell office:value-type="float" office:value="2" table:style-name="ce1">
            <text:p>2</text:p>
          </table:table-cell>
          <table:table-cell office:value-type="float" office:value="3.4268466054939349E-5" table:formula="of:=ATAN([.$E$27]*[.G29]/([.F29]*[.$I$24]))" table:style-name="ce1">
            <text:p>3,42685E-05</text:p>
          </table:table-cell>
          <table:table-cell office:value-type="float" office:value="1.963438475335351E-3" table:formula="of:=[.H29]*180/PI()" table:style-name="ce6">
            <text:p>0,001963438</text:p>
          </table:table-cell>
          <table:table-cell office:value-type="float" office:value="2.0656097690387868E-6" table:formula="of:=[.G29]*[.$E$27]/([.$I$24]*[.F29]^2)*[.$F$31]" table:style-name="ce11">
            <text:p>2,07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8"/>
          <table:table-cell table:style-name="ce9"/>
          <table:table-cell office:value-type="float" office:value="1.314E-5" table:style-name="ce12">
            <text:p>1,31E-05</text:p>
          </table:table-cell>
          <table:table-cell office:value-type="float" office:value="1" table:style-name="ce9">
            <text:p>1</text:p>
          </table:table-cell>
          <table:table-cell office:value-type="float" office:value="2.1632947183611074E-5" table:formula="of:=ATAN([.$E$27]*[.G30]/([.F30]*[.$I$24]))" table:style-name="ce9">
            <text:p>2,16329E-05</text:p>
          </table:table-cell>
          <table:table-cell office:value-type="float" office:value="1.2394765720503355E-3" table:formula="of:=[.H30]*180/PI()" table:style-name="ce10">
            <text:p>0,001239477</text:p>
          </table:table-cell>
          <table:table-cell office:value-type="float" office:value="1.6463430127081964E-6" table:formula="of:=[.G30]*[.$E$27]/([.$I$24]*[.F30]^2)*[.$F$31]" table:style-name="ce11">
            <text:p>1,65E-06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delta d</text:p>
          </table:table-cell>
          <table:table-cell office:value-type="float" office:value="9.9999999999999995E-7" table:style-name="ce13">
            <text:p>1,00E-06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lta d</text:p>
          </table:table-cell>
          <table:table-cell office:value-type="string" table:style-name="ce1">
            <text:p>delta t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1">
            <text:p>v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schw</text:p>
          </table:table-cell>
          <table:table-cell office:value-type="string" table:style-name="ce1">
            <text:p>delta geschw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25" table:style-name="ce1">
            <text:p>0,25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float" office:value="837.69" table:style-name="ce1">
            <text:p>837,69</text:p>
          </table:table-cell>
          <table:table-cell office:value-type="float" office:value="840.55" table:style-name="ce1">
            <text:p>840,55</text:p>
          </table:table-cell>
          <table:table-cell office:value-type="float" office:value="2.8599999999999" table:formula="of:=[.E38]-[.D38]" table:style-name="ce1">
            <text:p>2,86</text:p>
          </table:table-cell>
          <table:table-cell office:value-type="float" office:value="0.95333333333329995" table:formula="of:=[.F38]/[.$H$36]" table:style-name="ce14">
            <text:p>0,95</text:p>
          </table:table-cell>
          <table:table-cell office:value-type="float" office:value="3.3342799118946504" table:formula="of:=SQRT(([.F38]/[.$H$36]^2*[.$K$37])^2+([.$J$37]/[.$H$36])^2)" table:style-name="ce14">
            <text:p>3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723.71" table:style-name="ce1">
            <text:p>723,71</text:p>
          </table:table-cell>
          <table:table-cell office:value-type="float" office:value="724.42" table:style-name="ce1">
            <text:p>724,42</text:p>
          </table:table-cell>
          <table:table-cell office:value-type="float" office:value="0.70999999999992269" table:formula="of:=[.E39]-[.D39]" table:style-name="ce1">
            <text:p>0,71</text:p>
          </table:table-cell>
          <table:table-cell office:value-type="float" office:value="0.23666666666664091" table:formula="of:=[.F39]/[.$H$36]" table:style-name="ce14">
            <text:p>0,24</text:p>
          </table:table-cell>
          <table:table-cell office:value-type="float" office:value="3.3333916777301305" table:formula="of:=SQRT(([.F39]/[.$H$36]^2*[.$K$37])^2+([.$J$37]/[.$H$36])^2)" table:style-name="ce14">
            <text:p>3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868.51" table:style-name="ce1">
            <text:p>868,51</text:p>
          </table:table-cell>
          <table:table-cell office:value-type="float" office:value="1158.42" table:style-name="ce1">
            <text:p>1158,42</text:p>
          </table:table-cell>
          <table:table-cell office:value-type="float" office:value="289.91000000000008" table:formula="of:=[.E40]-[.D40]" table:style-name="ce1">
            <text:p>289,91</text:p>
          </table:table-cell>
          <table:table-cell office:value-type="float" office:value="96.636666666666699" table:formula="of:=[.F40]/[.$H$36]" table:style-name="ce14">
            <text:p>96,64</text:p>
          </table:table-cell>
          <table:table-cell office:value-type="float" office:value="8.7156649139337237" table:formula="of:=SQRT(([.F40]/[.$H$36]^2*[.$K$37])^2+([.$J$37]/[.$H$36])^2)" table:style-name="ce14">
            <text:p>8,72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004.62" table:style-name="ce1">
            <text:p>1004,62</text:p>
          </table:table-cell>
          <table:table-cell office:value-type="float" office:value="1181.3599999999999" table:style-name="ce1">
            <text:p>1181,36</text:p>
          </table:table-cell>
          <table:table-cell office:value-type="float" office:value="176.7399999999999" table:formula="of:=[.E41]-[.D41]" table:style-name="ce1">
            <text:p>176,74</text:p>
          </table:table-cell>
          <table:table-cell office:value-type="float" office:value="58.913333333333298" table:formula="of:=[.F41]/[.$H$36]" table:style-name="ce14">
            <text:p>58,91</text:p>
          </table:table-cell>
          <table:table-cell office:value-type="float" office:value="5.9341179516586546" table:formula="of:=SQRT(([.F41]/[.$H$36]^2*[.$K$37])^2+([.$J$37]/[.$H$36])^2)" table:style-name="ce14">
            <text:p>5,9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533.42999999999995" table:style-name="ce1">
            <text:p>533,43</text:p>
          </table:table-cell>
          <table:table-cell office:value-type="float" office:value="633.13" table:style-name="ce1">
            <text:p>633,13</text:p>
          </table:table-cell>
          <table:table-cell office:value-type="float" office:value="99.700000000000045" table:formula="of:=[.E42]-[.D42]" table:style-name="ce1">
            <text:p>99,7</text:p>
          </table:table-cell>
          <table:table-cell office:value-type="float" office:value="33.233333333333348" table:formula="of:=[.F42]/[.$H$36]" table:style-name="ce14">
            <text:p>33,23</text:p>
          </table:table-cell>
          <table:table-cell office:value-type="float" office:value="4.3336974562116488" table:formula="of:=SQRT(([.F42]/[.$H$36]^2*[.$K$37])^2+([.$J$37]/[.$H$36])^2)" table:style-name="ce14">
            <text:p>4,33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709.38" table:style-name="ce1">
            <text:p>709,38</text:p>
          </table:table-cell>
          <table:table-cell office:value-type="float" office:value="699.23" table:style-name="ce1">
            <text:p>699,23</text:p>
          </table:table-cell>
          <table:table-cell office:value-type="float" office:value="-10.149999999999977" table:formula="of:=[.E43]-[.D43]" table:style-name="ce1">
            <text:p>-10,15</text:p>
          </table:table-cell>
          <table:table-cell office:value-type="float" office:value="-3.3833333333333258" table:formula="of:=[.F43]/[.$H$36]" table:style-name="ce14">
            <text:p>-3,38</text:p>
          </table:table-cell>
          <table:table-cell office:value-type="float" office:value="3.3452359828365172" table:formula="of:=SQRT(([.F43]/[.$H$36]^2*[.$K$37])^2+([.$J$37]/[.$H$36])^2)" table:style-name="ce14">
            <text:p>3,35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611.94000000000005" table:style-name="ce1">
            <text:p>611,94</text:p>
          </table:table-cell>
          <table:table-cell office:value-type="float" office:value="607.59" table:style-name="ce1">
            <text:p>607,59</text:p>
          </table:table-cell>
          <table:table-cell office:value-type="float" office:value="-4.3500000000000227" table:formula="of:=[.E44]-[.D44]" table:style-name="ce1">
            <text:p>-4,35</text:p>
          </table:table-cell>
          <table:table-cell office:value-type="float" office:value="-1.4500000000000075" table:formula="of:=[.F44]/[.$H$36]" table:style-name="ce14">
            <text:p>-1,45</text:p>
          </table:table-cell>
          <table:table-cell office:value-type="float" office:value="3.3355227184888965" table:formula="of:=SQRT(([.F44]/[.$H$36]^2*[.$K$37])^2+([.$J$37]/[.$H$36])^2)" table:style-name="ce14">
            <text:p>3,34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656.96" table:style-name="ce1">
            <text:p>656,96</text:p>
          </table:table-cell>
          <table:table-cell office:value-type="float" office:value="713.56" table:style-name="ce1">
            <text:p>713,56</text:p>
          </table:table-cell>
          <table:table-cell office:value-type="float" office:value="56.599999999999909" table:formula="of:=[.E45]-[.D45]" table:style-name="ce1">
            <text:p>56,6</text:p>
          </table:table-cell>
          <table:table-cell office:value-type="float" office:value="18.866666666666635" table:formula="of:=[.F45]/[.$H$36]" table:style-name="ce14">
            <text:p>18,87</text:p>
          </table:table-cell>
          <table:table-cell office:value-type="float" office:value="3.6855113386286695" table:formula="of:=SQRT(([.F45]/[.$H$36]^2*[.$K$37])^2+([.$J$37]/[.$H$36])^2)" table:style-name="ce14">
            <text:p>3,69</text:p>
          </table:table-cell>
          <table:table-cell table:number-columns-repeated="16376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G</text:p>
          </table:table-cell>
          <table:table-cell office:value-type="string" table:style-name="ce1">
            <text:p>Masse erde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number-columns-repeated="4" table:style-name="ce1"/>
          <table:table-cell office:value-type="float" office:value="6.6742999999999994E-11" table:style-name="ce11">
            <text:p>6,67E-11</text:p>
          </table:table-cell>
          <table:table-cell office:value-type="float" office:value="5.9720000000000003E+24" table:style-name="ce11">
            <text:p>5,97E+2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1">
            <text:p>Fläche [mu meter^2]</text:p>
          </table:table-cell>
          <table:table-cell office:value-type="string" table:style-name="ce1">
            <text:p>Gewicht[kg]</text:p>
          </table:table-cell>
          <table:table-cell office:value-type="string" table:style-name="ce1">
            <text:p>Fg</text:p>
          </table:table-cell>
          <table:table-cell office:value-type="string" table:style-name="ce1">
            <text:p>sigma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3618962.9" table:style-name="ce1">
            <text:p>3618962,9</text:p>
          </table:table-cell>
          <table:table-cell office:value-type="float" office:value="2.7160000000000002" table:formula="of:=1+0.948+0.768" table:style-name="ce1">
            <text:p>2,716</text:p>
          </table:table-cell>
          <table:table-cell office:value-type="float" office:value="26.643960000000003" table:formula="of:=9.81*[.F54]" table:style-name="ce1">
            <text:p>26,64396</text:p>
          </table:table-cell>
          <table:table-cell office:value-type="float" office:value="736.23191881851028" table:formula="of:=[.G54]/[.E55]*1/10000" table:style-name="ce1">
            <text:p>736,2319188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3.6189628999999997E-6" table:formula="of:=[.E54]*0.000000000001" table:style-name="ce1">
            <text:p>3,61896E-06</text:p>
          </table:table-cell>
          <table:table-cell table:number-columns-repeated="16379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Timon Danowski</meta:initial-creator>
    <dc:creator>Timon Danowski</dc:creator>
    <meta:creation-date>2021-07-04T09:52:12Z</meta:creation-date>
    <dc:date>2021-07-04T12:02:49Z</dc:date>
    <meta:editing-duration>PT0S</meta:editing-duration>
  </office:meta>
</office:document-meta>
</file>